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-3.587129354" calcext:value-type="float">
            <text:p>-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2.00434113" calcext:value-type="float">
            <text:p>32,00434113</text:p>
          </table:table-cell>
          <table:table-cell office:value-type="float" office:value="1.458313229E-026" calcext:value-type="float">
            <text:p>1,46E-026</text:p>
          </table:table-cell>
          <table:table-cell office:value-type="float" office:value="3.603593826" calcext:value-type="float">
            <text:p>3,603593826</text:p>
          </table:table-cell>
          <table:table-cell table:style-name="ce2" table:formula="of:=ABS(SUM([.E2:.E3])/[.E2])" office:value-type="float" office:value="0.00458987406786446" calcext:value-type="float">
            <text:p>0,00458987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569" calcext:value-type="float">
            <text:p>32569</text:p>
          </table:table-cell>
          <table:table-cell office:value-type="float" office:value="38.32505035" calcext:value-type="float">
            <text:p>38,32505035</text:p>
          </table:table-cell>
          <table:table-cell office:value-type="float" office:value="1.098901851E-020" calcext:value-type="float">
            <text:p>1,10E-020</text:p>
          </table:table-cell>
          <table:table-cell office:value-type="float" office:value="-2.645488739" calcext:value-type="float">
            <text:p>-2,64548873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569" calcext:value-type="float">
            <text:p>32569</text:p>
          </table:table-cell>
          <table:table-cell office:value-type="float" office:value="45.41183472" calcext:value-type="float">
            <text:p>45,41183472</text:p>
          </table:table-cell>
          <table:table-cell office:value-type="float" office:value="8.67588547E-021" calcext:value-type="float">
            <text:p>8,68E-021</text:p>
          </table:table-cell>
          <table:table-cell office:value-type="float" office:value="2.649300098" calcext:value-type="float">
            <text:p>2,649300098</text:p>
          </table:table-cell>
          <table:table-cell table:formula="of:=ABS(SUM([.E4:.E5])/[.E4])" office:value-type="float" office:value="0.00144070127527378" calcext:value-type="float">
            <text:p>0,00144070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06" calcext:value-type="float">
            <text:p>32606</text:p>
          </table:table-cell>
          <table:table-cell office:value-type="float" office:value="45.70767593" calcext:value-type="float">
            <text:p>45,70767593</text:p>
          </table:table-cell>
          <table:table-cell office:value-type="float" office:value="2.166768513E-017" calcext:value-type="float">
            <text:p>2,17E-017</text:p>
          </table:table-cell>
          <table:table-cell office:value-type="float" office:value="-2.182313204" calcext:value-type="float">
            <text:p>-2,18231320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06" calcext:value-type="float">
            <text:p>32606</text:p>
          </table:table-cell>
          <table:table-cell office:value-type="float" office:value="54.21606064" calcext:value-type="float">
            <text:p>54,21606064</text:p>
          </table:table-cell>
          <table:table-cell office:value-type="float" office:value="1.980612839E-017" calcext:value-type="float">
            <text:p>1,98E-017</text:p>
          </table:table-cell>
          <table:table-cell office:value-type="float" office:value="2.185718775" calcext:value-type="float">
            <text:p>2,185718775</text:p>
          </table:table-cell>
          <table:table-cell table:style-name="ce3" table:formula="of:=ABS(SUM([.E6:.E7])/[.E6])" office:value-type="float" office:value="0.00156053264662354" calcext:value-type="float">
            <text:p>0,001560532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635" calcext:value-type="float">
            <text:p>32635</text:p>
          </table:table-cell>
          <table:table-cell office:value-type="float" office:value="54.25445557" calcext:value-type="float">
            <text:p>54,25445557</text:p>
          </table:table-cell>
          <table:table-cell office:value-type="float" office:value="3.152541238E-018" calcext:value-type="float">
            <text:p>3,15E-018</text:p>
          </table:table-cell>
          <table:table-cell office:value-type="float" office:value="-1.891534328" calcext:value-type="float">
            <text:p>-1,89153432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635" calcext:value-type="float">
            <text:p>32635</text:p>
          </table:table-cell>
          <table:table-cell office:value-type="float" office:value="54.46050262" calcext:value-type="float">
            <text:p>54,46050262</text:p>
          </table:table-cell>
          <table:table-cell office:value-type="float" office:value="9.140202832E-017" calcext:value-type="float">
            <text:p>9,14E-017</text:p>
          </table:table-cell>
          <table:table-cell office:value-type="float" office:value="1.893838882" calcext:value-type="float">
            <text:p>1,893838882</text:p>
          </table:table-cell>
          <table:table-cell table:style-name="ce3" table:formula="of:=ABS(SUM([.E8:.E9])/[.E8])" office:value-type="float" office:value="0.00121835166609779" calcext:value-type="float">
            <text:p>0,001218351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680" calcext:value-type="float">
            <text:p>32680</text:p>
          </table:table-cell>
          <table:table-cell office:value-type="float" office:value="54.50105667" calcext:value-type="float">
            <text:p>54,50105667</text:p>
          </table:table-cell>
          <table:table-cell office:value-type="float" office:value="0.0000000000001663123036" calcext:value-type="float">
            <text:p>1,66E-013</text:p>
          </table:table-cell>
          <table:table-cell office:value-type="float" office:value="-1.683896899" calcext:value-type="float">
            <text:p>-1,68389689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680" calcext:value-type="float">
            <text:p>32680</text:p>
          </table:table-cell>
          <table:table-cell office:value-type="float" office:value="54.25248718" calcext:value-type="float">
            <text:p>54,25248718</text:p>
          </table:table-cell>
          <table:table-cell office:value-type="float" office:value="0.000000000000166448127" calcext:value-type="float">
            <text:p>1,66E-013</text:p>
          </table:table-cell>
          <table:table-cell office:value-type="float" office:value="1.684424281" calcext:value-type="float">
            <text:p>1,684424281</text:p>
          </table:table-cell>
          <table:table-cell table:style-name="ce3" table:formula="of:=ABS(SUM([.E10:.E11])/[.E10])" office:value-type="float" office:value="0.000313191383815251" calcext:value-type="float">
            <text:p>0,00031319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717" calcext:value-type="float">
            <text:p>32717</text:p>
          </table:table-cell>
          <table:table-cell office:value-type="float" office:value="54.28909302" calcext:value-type="float">
            <text:p>54,28909302</text:p>
          </table:table-cell>
          <table:table-cell office:value-type="float" office:value="0.0000000000002133010158" calcext:value-type="float">
            <text:p>2,13E-013</text:p>
          </table:table-cell>
          <table:table-cell office:value-type="float" office:value="-1.527582645" calcext:value-type="float">
            <text:p>-1,52758264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717" calcext:value-type="float">
            <text:p>32717</text:p>
          </table:table-cell>
          <table:table-cell office:value-type="float" office:value="54.01436996" calcext:value-type="float">
            <text:p>54,01436996</text:p>
          </table:table-cell>
          <table:table-cell office:value-type="float" office:value="0.000000000000188214746" calcext:value-type="float">
            <text:p>1,88E-013</text:p>
          </table:table-cell>
          <table:table-cell office:value-type="float" office:value="1.52832818" calcext:value-type="float">
            <text:p>1,52832818</text:p>
          </table:table-cell>
          <table:table-cell table:formula="of:=ABS(SUM([.E12:.E13])/[.E12])" office:value-type="float" office:value="0.000488048880654737" calcext:value-type="float">
            <text:p>0,000488048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736" calcext:value-type="float">
            <text:p>32736</text:p>
          </table:table-cell>
          <table:table-cell office:value-type="float" office:value="54.02973938" calcext:value-type="float">
            <text:p>54,02973938</text:p>
          </table:table-cell>
          <table:table-cell office:value-type="float" office:value="0.00000000006316967782" calcext:value-type="float">
            <text:p>6,32E-011</text:p>
          </table:table-cell>
          <table:table-cell office:value-type="float" office:value="-1.401090622" calcext:value-type="float">
            <text:p>-1,40109062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736" calcext:value-type="float">
            <text:p>32736</text:p>
          </table:table-cell>
          <table:table-cell office:value-type="float" office:value="53.82422638" calcext:value-type="float">
            <text:p>53,82422638</text:p>
          </table:table-cell>
          <table:table-cell office:value-type="float" office:value="0.00000000006314452433" calcext:value-type="float">
            <text:p>6,31E-011</text:p>
          </table:table-cell>
          <table:table-cell office:value-type="float" office:value="1.402053118" calcext:value-type="float">
            <text:p>1,402053118</text:p>
          </table:table-cell>
          <table:table-cell table:formula="of:=ABS(SUM([.E14:.E15])/[.E14])" office:value-type="float" office:value="0.000686961988672914" calcext:value-type="float">
            <text:p>0,00068696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778" calcext:value-type="float">
            <text:p>32778</text:p>
          </table:table-cell>
          <table:table-cell office:value-type="float" office:value="53.70685577" calcext:value-type="float">
            <text:p>53,70685577</text:p>
          </table:table-cell>
          <table:table-cell office:value-type="float" office:value="0.0000000006685931808" calcext:value-type="float">
            <text:p>6,69E-010</text:p>
          </table:table-cell>
          <table:table-cell office:value-type="float" office:value="-1.297129989" calcext:value-type="float">
            <text:p>-1,29712998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778" calcext:value-type="float">
            <text:p>32778</text:p>
          </table:table-cell>
          <table:table-cell office:value-type="float" office:value="53.70537949" calcext:value-type="float">
            <text:p>53,70537949</text:p>
          </table:table-cell>
          <table:table-cell office:value-type="float" office:value="0.0000000006680827558" calcext:value-type="float">
            <text:p>6,68E-010</text:p>
          </table:table-cell>
          <table:table-cell office:value-type="float" office:value="1.298223376" calcext:value-type="float">
            <text:p>1,298223376</text:p>
          </table:table-cell>
          <table:table-cell table:formula="of:=ABS(SUM([.E16:.E17])/[.E16])" office:value-type="float" office:value="0.000842927855552075" calcext:value-type="float">
            <text:p>0,000842927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821" calcext:value-type="float">
            <text:p>32821</text:p>
          </table:table-cell>
          <table:table-cell office:value-type="float" office:value="53.53199768" calcext:value-type="float">
            <text:p>53,53199768</text:p>
          </table:table-cell>
          <table:table-cell office:value-type="float" office:value="0.000000005169233486" calcext:value-type="float">
            <text:p>5,17E-009</text:p>
          </table:table-cell>
          <table:table-cell office:value-type="float" office:value="-1.20898509" calcext:value-type="float">
            <text:p>-1,2089850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821" calcext:value-type="float">
            <text:p>32821</text:p>
          </table:table-cell>
          <table:table-cell office:value-type="float" office:value="54.21655655" calcext:value-type="float">
            <text:p>54,21655655</text:p>
          </table:table-cell>
          <table:table-cell office:value-type="float" office:value="0.000000005155655458" calcext:value-type="float">
            <text:p>5,16E-009</text:p>
          </table:table-cell>
          <table:table-cell office:value-type="float" office:value="1.2111305" calcext:value-type="float">
            <text:p>1,2111305</text:p>
          </table:table-cell>
          <table:table-cell table:style-name="ce3" table:formula="of:=ABS(SUM([.E18:.E19])/[.E18])" office:value-type="float" office:value="0.00177455455633435" calcext:value-type="float">
            <text:p>0,00177455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964" calcext:value-type="float">
            <text:p>32964</text:p>
          </table:table-cell>
          <table:table-cell office:value-type="float" office:value="48.17504501" calcext:value-type="float">
            <text:p>48,17504501</text:p>
          </table:table-cell>
          <table:table-cell office:value-type="float" office:value="0.00000003065284204" calcext:value-type="float">
            <text:p>3,07E-008</text:p>
          </table:table-cell>
          <table:table-cell office:value-type="float" office:value="-1.131986856" calcext:value-type="float">
            <text:p>-1,13198685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964" calcext:value-type="float">
            <text:p>32964</text:p>
          </table:table-cell>
          <table:table-cell office:value-type="float" office:value="50.36737823" calcext:value-type="float">
            <text:p>50,36737823</text:p>
          </table:table-cell>
          <table:table-cell office:value-type="float" office:value="0.00000003059024678" calcext:value-type="float">
            <text:p>3,06E-008</text:p>
          </table:table-cell>
          <table:table-cell office:value-type="float" office:value="1.132876158" calcext:value-type="float">
            <text:p>1,132876158</text:p>
          </table:table-cell>
          <table:table-cell table:style-name="ce3" table:formula="of:=ABS(SUM([.E20:.E21])/[.E20])" office:value-type="float" office:value="0.000785611595476013" calcext:value-type="float">
            <text:p>0,00078561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034" calcext:value-type="float">
            <text:p>33034</text:p>
          </table:table-cell>
          <table:table-cell office:value-type="float" office:value="50.36606598" calcext:value-type="float">
            <text:p>50,36606598</text:p>
          </table:table-cell>
          <table:table-cell office:value-type="float" office:value="0.00000003402759319" calcext:value-type="float">
            <text:p>3,40E-008</text:p>
          </table:table-cell>
          <table:table-cell office:value-type="float" office:value="1.065134764" calcext:value-type="float">
            <text:p>1,06513476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37007559163649" calcext:value-type="float">
            <text:p>0,0013700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47:30.6376142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48:01.243271239</dc:date>
    <meta:generator>LibreOffice/4.1.4.2$Linux_X86_64 LibreOffice_project/410m0$Build-2</meta:generator>
    <meta:editing-duration>P0D</meta:editing-duration>
    <meta:editing-cycles>2</meta:editing-cycles>
    <meta:document-statistic meta:table-count="1" meta:cell-count="121" meta:object-count="0"/>
  </office:meta>
</office:document-meta>
</file>